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3.859cm"/>
    </style:style>
    <style:style style:name="co1" style:family="table-column">
      <style:table-column-properties style:column-width="2.459cm" style:use-optimal-column-width="false"/>
    </style:style>
    <style:style style:name="co2" style:family="table-column">
      <style:table-column-properties style:column-width="1.574cm" style:use-optimal-column-width="false"/>
    </style:style>
    <style:style style:name="co3" style:family="table-column">
      <style:table-column-properties style:column-width="1.829cm" style:use-optimal-column-width="false"/>
    </style:style>
    <style:style style:name="co4" style:family="table-column">
      <style:table-column-properties style:column-width="2.46cm" style:use-optimal-column-width="false"/>
    </style:style>
    <style:style style:name="co5" style:family="table-column">
      <style:table-column-properties style:column-width="1.234cm" style:use-optimal-column-width="false"/>
    </style:style>
    <style:style style:name="co6" style:family="table-column">
      <style:table-column-properties style:column-width="1.168cm" style:use-optimal-column-width="false"/>
    </style:style>
    <style:style style:name="co7" style:family="table-column">
      <style:table-column-properties style:column-width="1.296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7.935cm" svg:x="1.4cm" svg:y="0.837cm" presentation:class="subtitle">
          <draw:text-box>
            <text:p>Devoir de Programmation</text:p>
            <text:p>Tri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1" draw:layer="layout" svg:width="25.199cm" svg:height="17.935cm" svg:x="1.4cm" svg:y="0.837cm" presentation:class="subtitle">
          <draw:text-box>
            <text:p>Patricia-Trie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2">
        <draw:frame presentation:style-name="pr4" draw:layer="layout" svg:width="25.199cm" svg:height="3.506cm" svg:x="1.4cm" svg:y="0.837cm" presentation:class="title">
          <draw:text-box>
            <text:p>Patricia-Tries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3">
              <text:list-item>
                <text:p>Structure:</text:p>
              </text:list-item>
            </text:list>
          </draw:text-box>
        </draw:frame>
        <draw:frame draw:style-name="standard" draw:layer="layout" svg:width="10.78cm" svg:height="1.945cm" svg:x="1.258cm" svg:y="8.5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/>
              <table:table-cell/>
              <table:table-cell table:style-name="ce2">
                <text:p text:style-name="P1">...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1">...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ircle draw:style-name="gr2" draw:text-style-name="P1" draw:layer="layout" svg:width="3.301cm" svg:height="3.302cm" draw:transform="skewX (0.016580627893943) rotate (3.12885175004964) translate (4.015cm 11.196cm)">
          <text:p/>
        </draw:circle>
        <draw:frame draw:style-name="gr3" draw:layer="layout" svg:width="3.81cm" svg:height="0.963cm" svg:x="5.08cm" svg:y="6.403cm">
          <draw:text-box>
            <text:p>1 Noeud</text:p>
          </draw:text-box>
        </draw:frame>
        <draw:connector draw:style-name="gr4" draw:text-style-name="P1" xml:id="id1" draw:id="id1" draw:layer="layout" svg:x1="1.848cm" svg:y1="11.675cm" svg:x2="6.971cm" svg:y2="13.229cm" svg:d="M1848 11675h2562v1554h2561">
          <text:p/>
        </draw:connector>
        <draw:connector draw:style-name="gr4" draw:text-style-name="P1" draw:layer="layout" svg:x1="6.971cm" svg:y1="13.229cm" svg:x2="12.977cm" svg:y2="11.675cm" draw:start-shape="id1" draw:start-glue-point="3" svg:d="M6971 13229h3254v-1554h2752">
          <text:p/>
        </draw:connector>
        <draw:frame draw:style-name="gr5" draw:layer="layout" svg:width="3.81cm" svg:height="0.963cm" svg:x="6.35cm" svg:y="13.515cm">
          <draw:text-box>
            <text:p>128 cases</text:p>
          </draw:text-box>
        </draw:frame>
        <draw:line draw:style-name="gr6" draw:text-style-name="P1" draw:layer="layout" svg:x1="14.478cm" svg:y1="8.89cm" svg:x2="16.256cm" svg:y2="8.89cm">
          <text:p/>
        </draw:line>
        <draw:frame draw:style-name="gr7" draw:layer="layout" svg:width="8.89cm" svg:height="1.016cm" svg:x="16.764cm" svg:y="8.128cm">
          <draw:text-box>
            <text:p>Tableau de String : Clés</text:p>
          </draw:text-box>
        </draw:frame>
        <draw:frame draw:style-name="gr8" draw:layer="layout" svg:width="8.382cm" svg:height="1.27cm" svg:x="16.764cm" svg:y="9.652cm">
          <draw:text-box>
            <text:p>Tableau de PatriciaTrie : fils</text:p>
          </draw:text-box>
        </draw:frame>
        <draw:line draw:style-name="gr6" draw:text-style-name="P1" draw:layer="layout" svg:x1="13.97cm" svg:y1="10.16cm" svg:x2="16.002cm" svg:y2="10.16cm">
          <text:p/>
        </draw:line>
        <draw:line draw:style-name="gr6" draw:text-style-name="P1" draw:layer="layout" svg:x1="4.826cm" svg:y1="6.858cm" svg:x2="3.556cm" svg:y2="8.128cm">
          <text:p/>
        </draw:line>
        <draw:frame draw:style-name="standard" draw:layer="layout" svg:width="6.165cm" svg:height="1.945cm" svg:x="3.361cm" svg:y="15.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>
                <text:p text:style-name="P1">...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1">...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9" draw:text-style-name="P1" draw:layer="layout" svg:x1="4.572cm" svg:y1="10.495cm" svg:x2="6.096cm" svg:y2="15.748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rikanthan</meta:initial-creator>
    <meta:creation-date>2016-12-04T17:25:50.91</meta:creation-date>
    <meta:editing-duration>PT13M10S</meta:editing-duration>
    <meta:editing-cycles>4</meta:editing-cycles>
    <dc:date>2016-12-04T17:38:43.04</dc:date>
    <dc:creator>Srikanthan</dc:creator>
    <meta:generator>OpenOffice/4.1.1$Win32 OpenOffice.org_project/411m6$Build-9775</meta:generator>
    <meta:document-statistic meta:object-count="46"/>
  </office:meta>
</office:document-meta>
</file>